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P7" style:family="paragraph" style:parent-style-name="Table_20_Contents">
      <style:paragraph-properties fo:margin-top="0cm" fo:margin-bottom="0cm" loext:contextual-spacing="false" style:line-height-at-least="0.503cm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  <style:style style:name="T6" style:family="text">
      <style:text-properties officeooo:rsid="0013aa86"/>
    </style:style>
    <style:style style:name="T7" style:family="text">
      <style:text-properties officeooo:rsid="0014b4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<text:span text:style-name="T6">ber</text:span>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ne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<text:soft-page-break/>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<text:span text:style-name="T7">S</text:span>chreib- oder <text:span text:style-name="T7">B</text:span>e<text:span text:style-name="T7">si</text:span>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<text:span text:style-name="T7">D</text:span>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<text:soft-page-break/>eingefügt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6T02:32:46.667769662</dc:date>
    <meta:editing-duration>PT6H14M7S</meta:editing-duration>
    <meta:editing-cycles>10</meta:editing-cycles>
    <meta:generator>LibreOffice/6.3.5.2$Linux_X86_64 LibreOffice_project/30$Build-2</meta:generator>
    <meta:document-statistic meta:table-count="1" meta:image-count="0" meta:object-count="0" meta:page-count="10" meta:paragraph-count="261" meta:word-count="1594" meta:character-count="10209" meta:non-whitespace-character-count="8873"/>
  </office:meta>
</office:document-meta>
</file>